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Courier New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font-name="Arial2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style:font-name="Arial2" fo:font-size="22pt" style:font-size-asian="22pt" style:font-size-complex="22pt"/>
    </style:style>
    <style:style style:name="T2" style:family="text">
      <style:text-properties style:font-name="Courier New1" fo:font-size="22pt" style:font-size-asian="22pt" style:font-size-complex="22pt"/>
    </style:style>
    <style:style style:name="T3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Courier New1"/>
    </style:style>
    <style:style style:name="T8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9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Arial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style:font-name="Courier New1" fo:font-size="20pt" style:font-size-asian="20pt" style:font-size-complex="20pt"/>
    </style:style>
    <style:style style:name="T13" style:family="text">
      <style:text-properties style:font-name="Arial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style:font-name="Courier New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, world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Traditionally, this is the first program anyone writes in a new language. <text:s/>So, lets write...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simple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1cm" svg:height="5.8cm" svg:x="15.4cm" svg:y="4.6cm">
          <text:p text:style-name="P2">Includes a file called stdio.h which </text:p>
          <text:p text:style-name="P2">defines some useful i/o</text:p>
          <text:p text:style-name="P2">functions</text:p>
          <draw:enhanced-geometry svg:viewBox="0 0 21600 21600" draw:text-areas="800 800 20800 20800" draw:type="round-rectangular-callout" draw:modifiers="-8362.36705754022 9089.0536114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4cm" svg:height="7.2cm" svg:x="18cm" svg:y="12.2cm">
          <text:p text:style-name="P2">This is the definition of</text:p>
          <text:p text:style-name="P2"><text:s/>a function</text:p>
          <text:p text:style-name="P2"><text:s/>called main.</text:p>
          <text:p text:style-name="P2">It is the first part of a</text:p>
          <text:p text:style-name="P2">C program to run.</text:p>
          <draw:enhanced-geometry svg:viewBox="0 0 21600 21600" draw:text-areas="800 800 20800 20800" draw:type="round-rectangular-callout" draw:modifiers="-20602.4044756577 164.977086515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1.6cm" svg:height="5.6cm" svg:x="2.6cm" svg:y="14.4cm">
          <text:p text:style-name="P2">The main() function contains a single </text:p>
          <text:p text:style-name="P2">call to a function named printf, </text:p>
          <text:p text:style-name="P2">which prints a message.</text:p>
          <draw:enhanced-geometry svg:viewBox="0 0 21600 21600" draw:text-areas="800 800 20800 20800" draw:type="round-rectangular-callout" draw:modifiers="6196.43134212568 -10882.91376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ructure of a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item>
                <text:p><text:span text:style-name="T1">The main() function is where execution begins</text:span></text:p>
              </text:list-item>
              <text:list-item>
                <text:p><text:span text:style-name="T1">Functions – C program is made up of </text:span><text:span text:style-name="T3">functions</text:span></text:p>
              </text:list-item>
              <text:list-item>
                <text:p><text:span text:style-name="T1">Statements – which </text:span></text:p>
                <text:list>
                  <text:list-item>
                    <text:p><text:span text:style-name="T1">Declare variables</text:span></text:p>
                  </text:list-item>
                  <text:list-item>
                    <text:p><text:span text:style-name="T1">Do calculations</text:span></text:p>
                  </text:list-item>
                  <text:list-item>
                    <text:p><text:span text:style-name="T1">Call functions</text:span></text:p>
                  </text:list-item>
                  <text:list-item>
                    <text:p><text:span text:style-name="T1">Control program flow</text:span></text:p>
                  </text:list-item>
                </text:list>
              </text:list-item>
              <text:list-item>
                <text:p><text:span text:style-name="T1">Compiler directives - #include and others</text:span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printf() function</text:p>
          </draw:text-box>
        </draw:frame>
        <draw:frame presentation:style-name="pr2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Lives in the C Standard Library, along with many, many others. <text:s/>An easy way to output something to the console. <text:s/>It needs a string of characters, enclosed in double quotes.</text:span></text:p>
                <text:p><text:span text:style-name="T1">Special control characters in the string make things happen :- </text:span></text:p>
                <text:list>
                  <text:list-item>
                    <text:p><text:span text:style-name="T1">\n – a newline</text:span></text:p>
                    <text:p><text:span text:style-name="T1">\t – a tab character</text:span></text:p>
                  </text:list-item>
                </text:list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\n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draw:custom-shape draw:style-name="gr2" draw:text-style-name="P2" draw:layer="layout" svg:width="7.6cm" svg:height="4.6cm" svg:x="17.4cm" svg:y="10.4cm">
          <text:p text:style-name="P2">Try adding the \n</text:p>
          <text:p text:style-name="P2">to see what happens</text:p>
          <draw:enhanced-geometry svg:viewBox="0 0 21600 21600" draw:text-areas="800 800 20800 20800" draw:type="round-rectangular-callout" draw:modifiers="-14623.5495329562 22153.9665290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intf() function - 2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>We could print our message a piece at a time, building up a line as we go.</text:span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“);</text:span></text:p>
                    <text:p><text:span text:style-name="T2">printf(“World“);</text:span></text:p>
                    <text:p><text:span text:style-name="T2">printf(“!“);</text:span></text:p>
                    <text:p><text:span text:style-name="T2">printf(“\n“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Functions are the building blocks of a C program. <text:s/>They do calculations, and perform actions.</text:span></text:p>
                <text:p><text:span text:style-name="T1"/></text:p>
              </text:list-item>
              <text:list-item>
                <text:p><text:span text:style-name="T1">They are defined just like main() has been :-</text:span></text:p>
                <text:p><text:span text:style-name="T2"/></text:p>
                <text:p><text:span text:style-name="T2">myFunction() {</text:span></text:p>
                <text:list>
                  <text:list-header>
                    <text:p><text:span text:style-name="T2">doSomeThing();</text:span></text:p>
                    <text:p><text:span text:style-name="T2">computeSomeValue();</text:span></text:p>
                    <text:p><text:span text:style-name="T2">doSomeOtherThing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And are called by simply naming them, the way </text:span><text:span text:style-name="T2">printf</text:span><text:span text:style-name="T1">() was used before :-</text:span></text:p>
                <text:p><text:span text:style-name="T1"/></text:p>
              </text:list-item>
            </text:list>
            <text:p><text:span text:style-name="T2">myFunction();</text:span></text:p>
          </draw:text-box>
        </draw:frame>
        <draw:custom-shape draw:style-name="gr2" draw:text-style-name="P2" draw:layer="layout" svg:width="8.439cm" svg:height="6.2cm" svg:x="17.6cm" svg:y="7.2cm">
          <text:p text:style-name="P2">These 3 lines are</text:p>
          <text:p text:style-name="P2">the <text:span text:style-name="T4">body</text:span><text:span text:style-name="T5"> of the</text:span></text:p>
          <text:p text:style-name="P2"><text:span text:style-name="T5">function. <text:s/>It contains all the</text:span></text:p>
          <text:p text:style-name="P2"><text:span text:style-name="T5">statements needed.</text:span></text:p>
          <draw:enhanced-geometry svg:viewBox="0 0 21600 21600" draw:text-areas="800 800 20800 20800" draw:type="round-rectangular-callout" draw:modifiers="-14592.7962085308 16775.6168359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1">We could break up our message into two parts, each bit supplied by a different function. The definition of each function comes comes first, then the use:-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firstFunction() {</text:span></text:p>
                <text:list>
                  <text:list-header>
                    <text:p><text:span text:style-name="T2">printf(“Hello 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secondFunction() {</text:span></text:p>
                <text:list>
                  <text:list-header>
                    <text:p><text:span text:style-name="T2">printf(“World!\n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main() {</text:span></text:p>
                <text:list>
                  <text:list-header>
                    <text:p><text:span text:style-name="T2">firstFunction();</text:span></text:p>
                    <text:p><text:span text:style-name="T2">secondFunction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3.6cm" svg:height="2.4cm" svg:x="12.8cm" svg:y="5cm">
          <text:p text:style-name="P2">The <text:span text:style-name="T6">definition</text:span> of firstFunction</text:p>
          <draw:enhanced-geometry svg:viewBox="0 0 21600 21600" draw:text-areas="800 800 20800 20800" draw:type="round-rectangular-callout" draw:modifiers="-7121.12344680538 34122.7821740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2.2cm" svg:height="2.6cm" svg:x="14.2cm" svg:y="12.4cm">
          <text:p text:style-name="P2">FirstFunction is <text:span text:style-name="T6">called</text:span></text:p>
          <draw:enhanced-geometry svg:viewBox="0 0 21600 21600" draw:text-areas="800 800 20800 20800" draw:type="round-rectangular-callout" draw:modifiers="-9473.12515367593 38632.5259515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 and simple data types</text:p>
          </draw:text-box>
        </draw:frame>
        <draw:frame presentation:style-name="pr2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A </text:span><text:span text:style-name="T3">variable</text:span><text:span text:style-name="T1"> is a bit of named memory, in which to store some value.</text:span></text:p>
              </text:list-item>
              <text:list-item>
                <text:p><text:span text:style-name="T1">It can be changed – hence the name.</text:span></text:p>
              </text:list-item>
              <text:list-item>
                <text:p><text:span text:style-name="T1">C also has constants – which cannot be changed. <text:s/>of which more later on.</text:span></text:p>
              </text:list-item>
              <text:list-item>
                <text:p><text:span text:style-name="T1">C has several kinds of variables: </text:span></text:p>
                <text:list>
                  <text:list-item>
                    <text:p><text:span text:style-name="T1">integer (</text:span><text:span text:style-name="T2">int</text:span><text:span text:style-name="T1">) </text:span></text:p>
                  </text:list-item>
                  <text:list-item>
                    <text:p><text:span text:style-name="T1">floating-point ones, also called </text:span><text:span text:style-name="T3">real</text:span><text:span text:style-name="T1"> </text:span><text:span text:style-name="T3">numbers</text:span><text:span text:style-name="T1"> - <text:s/>(</text:span><text:span text:style-name="T2">float</text:span><text:span text:style-name="T1"> &amp; </text:span><text:span text:style-name="T2">double</text:span><text:span text:style-name="T1">)</text:span></text:p>
                  </text:list-item>
                  <text:list-item>
                    <text:p><text:span text:style-name="T1">single characters (</text:span><text:span text:style-name="T2">char</text:span><text:span text:style-name="T1">)</text:span></text:p>
                  </text:list-item>
                </text:list>
                <text:p><text:span text:style-name="T1"/></text:p>
                <text:p><text:span text:style-name="T2">int anInteger = 22;</text:span></text:p>
                <text:p><text:span text:style-name="T2">float aFloatingPointNumber = 1.2;</text:span></text:p>
                <text:p><text:span text:style-name="T2">double aBiggerFloatingPointNumber = 1.5442738569936253547457;</text:span></text:p>
                <text:p><text:span text:style-name="T2">char aCharacter = 'a';</text:span></text:p>
                <text:p><text:span text:style-name="T2"/></text:p>
              </text:list-item>
              <text:list-item>
                <text:p><text:span text:style-name="T1">There are other kinds of variables, these are the simple kinds</text:span></text:p>
              </text:list-item>
            </text:list>
          </draw:text-box>
        </draw:frame>
        <draw:custom-shape draw:style-name="gr2" draw:text-style-name="P2" draw:layer="layout" svg:width="8.2cm" svg:height="6.6cm" svg:x="19cm" svg:y="6.2cm">
          <text:p text:style-name="P2">A <text:span text:style-name="T7">double</text:span> can hold bigger</text:p>
          <text:p text:style-name="P2">values and has more</text:p>
          <text:p text:style-name="P2">digits of precision than a </text:p>
          <text:p text:style-name="P2"><text:span text:style-name="T7">float</text:span>.</text:p>
          <text:p text:style-name="P2"/>
          <text:p text:style-name="P2"><text:span text:style-name="T7">float</text:span> isn't used much</text:p>
          <draw:enhanced-geometry svg:viewBox="0 0 21600 21600" draw:text-areas="800 800 20800 20800" draw:type="round-rectangular-callout" draw:modifiers="-11372.8569686624 23196.8489622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types</text:p>
          </draw:text-box>
        </draw:frame>
        <draw:frame presentation:style-name="pr2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Type in C means exactly what it does in English, it is the </text:span><text:span text:style-name="T8">kind</text:span><text:span text:style-name="T1"> of the variable. </text:span></text:p>
              </text:list-item>
              <text:list-item>
                <text:p><text:span text:style-name="T1">We've met several so far – integer, float, double, char and string.</text:span></text:p>
              </text:list-item>
              <text:list-item>
                <text:p><text:span text:style-name="T1">Using the right type in the right place is important in programming, it helps avoid mistakes. <text:s/>Example – printf(2).</text:span></text:p>
              </text:list-item>
              <text:list-item>
                <text:p><text:span text:style-name="T1">Some languages strictly enforce types, so you can't use a character where an integer is expected.</text:span></text:p>
              </text:list-item>
              <text:list-item>
                <text:p><text:span text:style-name="T1">Converting between types can be strictly controlled too – why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ing Variables</text:p>
          </draw:text-box>
        </draw:frame>
        <draw:frame presentation:style-name="pr2" draw:text-style-name="P1" draw:layer="layout" svg:width="24.639cm" svg:height="15.4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e declare a variable by giving its type and its name:-</text:span></text:p>
                <text:p><text:span text:style-name="T2">int anInteger;</text:span></text:p>
                <text:p><text:span text:style-name="T2"/></text:p>
              </text:list-item>
              <text:list-item>
                <text:p><text:span text:style-name="T1">We can put several of the same type on one line :-</text:span></text:p>
                <text:p><text:span text:style-name="T2">int firstInt, secondInt, thirdInt;</text:span></text:p>
                <text:p><text:span text:style-name="T1"/></text:p>
              </text:list-item>
              <text:list-item>
                <text:p><text:span text:style-name="T1">Names of variables, and functions </text:span></text:p>
                <text:list>
                  <text:list-item>
                    <text:p><text:span text:style-name="T1">must start with a letter or underscore</text:span></text:p>
                  </text:list-item>
                  <text:list-item>
                    <text:p><text:span text:style-name="T1">Can contain any alpha-numeric characters and _</text:span></text:p>
                  </text:list-item>
                  <text:list-item>
                    <text:p><text:span text:style-name="T1">Maximum length depends on system</text:span></text:p>
                  </text:list-item>
                  <text:list-item>
                    <text:p><text:span text:style-name="T1">Can't be an already </text:span><text:span text:style-name="T3">reserved word</text:span></text:p>
                  </text:list-item>
                  <text:list-item>
                    <text:p><text:span text:style-name="T9">Are Case Sensitive: </text:span><text:span text:style-name="T10">Sum, SUM and sUm</text:span><text:span text:style-name="T9"> are all different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SI C keywords</text:p>
          </draw:text-box>
        </draw:frame>
        <draw:frame presentation:style-name="pr2" draw:text-style-name="P1" draw:layer="layout" svg:width="25.6cm" svg:height="14.778cm" svg:x="1.2cm" svg:y="5.022cm" presentation:class="outline" presentation:user-transformed="true">
          <draw:text-box>
            <text:list text:style-name="L2">
              <text:list-item>
                <text:p><text:span text:style-name="T1">Standard ANSI C recognizes the following keywords:</text:span></text:p>
                <text:p><text:span text:style-name="T12">auto</text:span><text:span text:style-name="T12"><text:tab/></text:span><text:span text:style-name="T12">break</text:span><text:span text:style-name="T12"><text:tab/></text:span><text:span text:style-name="T12">case</text:span><text:span text:style-name="T12"><text:tab/></text:span><text:span text:style-name="T12">char</text:span><text:span text:style-name="T12"><text:tab/></text:span><text:span text:style-name="T12">const</text:span><text:span text:style-name="T12"><text:tab/></text:span><text:span text:style-name="T12">continue</text:span><text:span text:style-name="T12"><text:tab/></text:span><text:span text:style-name="T12">default</text:span><text:span text:style-name="T12"><text:tab/></text:span><text:span text:style-name="T12">do</text:span></text:p>
                <text:p><text:span text:style-name="T12">double</text:span><text:span text:style-name="T12"><text:tab/></text:span><text:span text:style-name="T12">else</text:span><text:span text:style-name="T12"><text:tab/></text:span><text:span text:style-name="T12">enum extern</text:span><text:span text:style-name="T12"><text:tab/></text:span><text:span text:style-name="T12">float</text:span><text:span text:style-name="T12"><text:tab/></text:span><text:span text:style-name="T12">for</text:span><text:span text:style-name="T12"><text:tab/></text:span><text:span text:style-name="T12">goto</text:span><text:span text:style-name="T12"><text:tab/></text:span><text:span text:style-name="T12">if</text:span><text:span text:style-name="T12"><text:tab/></text:span><text:span text:style-name="T12">int</text:span></text:p>
                <text:p><text:span text:style-name="T12">long</text:span><text:span text:style-name="T12"><text:tab/></text:span><text:span text:style-name="T12">register</text:span><text:span text:style-name="T12"><text:tab/></text:span><text:span text:style-name="T12">return</text:span><text:span text:style-name="T12"><text:tab/></text:span><text:span text:style-name="T12">short</text:span><text:span text:style-name="T12"><text:tab/></text:span><text:span text:style-name="T12">signed</text:span></text:p>
                <text:p><text:span text:style-name="T12">sizeof</text:span><text:span text:style-name="T12"><text:tab/></text:span><text:span text:style-name="T12">static</text:span><text:span text:style-name="T12"><text:tab/></text:span><text:span text:style-name="T12">struct</text:span><text:span text:style-name="T12"><text:tab/></text:span><text:span text:style-name="T12">switch</text:span><text:span text:style-name="T12"><text:tab/></text:span><text:span text:style-name="T12">typedef</text:span><text:span text:style-name="T12"><text:tab/></text:span><text:span text:style-name="T12">union</text:span></text:p>
                <text:p><text:span text:style-name="T12">unsigned</text:span><text:span text:style-name="T12"><text:tab/></text:span><text:span text:style-name="T12">void</text:span><text:span text:style-name="T12"><text:tab/></text:span><text:span text:style-name="T12">volatile</text:span><text:span text:style-name="T12"><text:tab/></text:span><text:span text:style-name="T12">while</text:span></text:p>
                <text:p><text:span text:style-name="T12"/></text:p>
              </text:list-item>
              <text:list-item>
                <text:p><text:span text:style-name="T1">C is <text:s/>not a very big language</text:span></text:p>
                <text:p><text:span text:style-name="T12"/></text:p>
              </text:list-item>
              <text:list-item>
                <text:p><text:span text:style-name="T1">You can't use these reserved words for variable or function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ing variables and function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Names of functions and variables should be </text:span><text:span text:style-name="T13">informative – </text:span><text:span text:style-name="T11">so anyone</text:span><text:span text:style-name="T13"> </text:span><text:span text:style-name="T11">can see what they're for at a glance</text:span></text:p>
              </text:list-item>
              <text:list-item>
                <text:p><text:span text:style-name="T11">Temporary variables and loop counters can be short, as they're only used in small sections of code. <text:s/></text:span><text:span text:style-name="T14">i, j, k</text:span><text:span text:style-name="T11"> are favourites for loops</text:span></text:p>
                <text:p><text:span text:style-name="T11"/></text:p>
              </text:list-item>
              <text:list-item>
                <text:p><text:span text:style-name="T11">So :</text:span></text:p>
              </text:list-item>
              <text:list-item>
                <text:p><text:span text:style-name="T14">int numberOfApples, errorCount, distanceToTarget;</text:span></text:p>
              </text:list-item>
              <text:list-item>
                <text:p><text:span text:style-name="T14">performSomeUsefulAction() { … }</text:span></text:p>
              </text:list-item>
              <text:list-item>
                <text:p><text:span text:style-name="T14">testForSomeCondition()</text:span></text:p>
                <text:p><text:span text:style-name="T11"/></text:p>
              </text:list-item>
              <text:list-item>
                <text:p><text:span text:style-name="T11">These are in Camel Case – notice the hum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ing &amp; Assigning Variables</text:p>
          </draw:text-box>
        </draw:frame>
        <draw:frame presentation:style-name="pr2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Do it separately:-</text:span></text:p>
                <text:p><text:span text:style-name="T1"/></text:p>
                <text:p><text:span text:style-name="T2">int anInteger;</text:span></text:p>
                <text:p><text:span text:style-name="T2">anInteger = 2;</text:span></text:p>
                <text:p><text:span text:style-name="T1"/></text:p>
                <text:p><text:span text:style-name="T1">Do or all-in-one go :-</text:span></text:p>
                <text:p><text:span text:style-name="T2">int anInteger = 3;</text:span></text:p>
                <text:p><text:span text:style-name="T2"/></text:p>
              </text:list-header>
            </text:list>
          </draw:text-box>
        </draw:frame>
        <draw:custom-shape draw:style-name="gr2" draw:text-style-name="P2" draw:layer="layout" svg:width="11.039cm" svg:height="2.857cm" svg:x="15cm" svg:y="4.343cm">
          <text:p text:style-name="P2">This is a <text:span text:style-name="T4">declaration</text:span></text:p>
          <text:p text:style-name="P2"><text:s/>of a variable</text:p>
          <draw:enhanced-geometry svg:viewBox="0 0 21600 21600" draw:text-areas="800 800 20800 20800" draw:type="round-rectangular-callout" draw:modifiers="-11439.7826086957 37796.2211336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8cm" svg:height="4cm" svg:x="15.8cm" svg:y="12.6cm">
          <text:p text:style-name="P2">This is an <text:span text:style-name="T4">assignment</text:span></text:p>
          <text:p text:style-name="P2">of a variable</text:p>
          <draw:enhanced-geometry svg:viewBox="0 0 21600 21600" draw:text-areas="800 800 20800 20800" draw:type="round-rectangular-callout" draw:modifiers="-16315.9640949892 -8972.5568607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Integer Maths</text:p>
          </draw:text-box>
        </draw:frame>
        <draw:frame presentation:style-name="pr2" draw:text-style-name="P1" draw:layer="layout" svg:width="24.639cm" svg:height="14.657cm" svg:x="2.161cm" svg:y="4.343cm" presentation:class="outline" presentation:user-transformed="true">
          <draw:text-box>
            <text:list text:style-name="L2">
              <text:list-header>
                <text:p><text:span text:style-name="T1">Plus, minus, times, divide:</text:span></text:p>
                <text:p><text:span text:style-name="T1"/></text:p>
                <text:p><text:span text:style-name="T2">int a, b, c, d;</text:span></text:p>
                <text:p><text:span text:style-name="T2"/></text:p>
                <text:p><text:span text:style-name="T2">a = 2;</text:span></text:p>
                <text:p><text:span text:style-name="T2">b = a * 2;</text:span></text:p>
                <text:p><text:span text:style-name="T2">c = b – 5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Integers (and other types)</text:p>
          </draw:text-box>
        </draw:frame>
        <draw:frame presentation:style-name="pr2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Using printf to give the results of a calculation:-</text:span></text:p>
                <text:p><text:span text:style-name="T2"/></text:p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2">printf(“a = %d\n”, a);</text:span></text:p>
                <text:p><text:span text:style-name="T2">printf(“b = %d\n”, b);</text:span></text:p>
                <text:p><text:span text:style-name="T2">printf(“c = %d\n”, c);</text:span></text:p>
                <text:p><text:span text:style-name="T2">printf(“d = %d\n”, d);</text:span></text:p>
                <text:p><text:span text:style-name="T1"/></text:p>
                <text:p><text:span text:style-name="T2"/></text:p>
                <text:p><text:span text:style-name="T2"/></text:p>
              </text:list-header>
            </text:list>
          </draw:text-box>
        </draw:frame>
        <draw:custom-shape draw:style-name="gr2" draw:text-style-name="P6" draw:layer="layout" svg:width="11cm" svg:height="7.2cm" svg:x="15.752cm" svg:y="4.953cm">
          <text:p text:style-name="P5"><text:span text:style-name="T15">The %d in the </text:span><text:span text:style-name="T16">format string </text:span><text:span text:style-name="T17">gets</text:span></text:p>
          <text:p text:style-name="P5"><text:span text:style-name="T17"><text:s/></text:span><text:span text:style-name="T17">replaced by the actual value of the</text:span></text:p>
          <text:p text:style-name="P5"><text:span text:style-name="T17">variable given as an </text:span><text:span text:style-name="T16">argument.</text:span></text:p>
          <text:p text:style-name="P2"><text:span text:style-name="T17"/></text:p>
          <text:p text:style-name="P2"><text:span text:style-name="T17">It means “decimal number”</text:span></text:p>
          <draw:enhanced-geometry svg:viewBox="0 0 21600 21600" draw:text-areas="800 800 20800 20800" draw:type="round-rectangular-callout" draw:modifiers="-14741.6416689392 22397.889182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Integer Maths - answers</text:p>
          </draw:text-box>
        </draw:frame>
        <draw:frame presentation:style-name="pr2" draw:text-style-name="P1" draw:layer="layout" svg:width="24.639cm" svg:height="12.178cm" svg:x="2.361cm" svg:y="4.914cm" presentation:class="outline" presentation:user-transformed="true">
          <draw:text-box>
            <text:list text:style-name="L2">
              <text:list-header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  <text:list-item>
                <text:p><text:span text:style-name="T1">a = 2</text:span></text:p>
              </text:list-item>
              <text:list-item>
                <text:p><text:span text:style-name="T1">b = 4</text:span></text:p>
              </text:list-item>
              <text:list-item>
                <text:p><text:span text:style-name="T1">c = -1</text:span></text:p>
              </text:list-item>
              <text:list-item>
                <text:p><text:span text:style-name="T1">d = 1</text:span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13.6cm" svg:height="6cm" svg:x="13cm" svg:y="6.2cm">
          <text:p text:style-name="P2">4/3 = 1.3333</text:p>
          <text:p text:style-name="P2">Integer maths <text:span text:style-name="T18">rounds</text:span></text:p>
          <text:p text:style-name="P2"><text:s/>this down to 1</text:p>
          <draw:enhanced-geometry svg:viewBox="0 0 21600 21600" draw:text-areas="800 800 20800 20800" draw:type="round-rectangular-callout" draw:modifiers="-12052.2314535696 35396.5005832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doubles</text:p>
          </draw:text-box>
        </draw:frame>
        <draw:frame presentation:style-name="pr2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For doubles, we use “lf” (for long float) in the format string:-</text:span></text:p>
                <text:p><text:span text:style-name="T1"/></text:p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doubles - answer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  <text:list-item>
                <text:p><text:span text:style-name="T2"/></text:p>
              </text:list-item>
              <text:list-item>
                <text:p><text:span text:style-name="T2">a = 2.000000</text:span></text:p>
              </text:list-item>
              <text:list-item>
                <text:p><text:span text:style-name="T2">b = 4.200000</text:span></text:p>
              </text:list-item>
              <text:list-item>
                <text:p><text:span text:style-name="T2">c = -0.400000</text:span></text:p>
              </text:list-item>
              <text:list-item>
                <text:p><text:span text:style-name="T2">d = 1.400000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Functions – more detail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">We have seen that functions can be used to break a program up into separate parts :-</text:span></text:p>
                <text:p><text:span text:style-name="T1"/></text:p>
                <text:p><text:span text:style-name="T2">firstFunction() {</text:span></text:p>
                <text:list>
                  <text:list-header>
                    <text:p><text:span text:style-name="T2">printf(“Hello 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secondFunction() {</text:span></text:p>
                <text:list>
                  <text:list-header>
                    <text:p><text:span text:style-name="T2">printf(“World!\n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main() {</text:span></text:p>
                <text:list>
                  <text:list-header>
                    <text:p><text:span text:style-name="T2">firstFunction();</text:span></text:p>
                    <text:p><text:span text:style-name="T2">secondFunction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But they can do a lot 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Functions – return type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">C functions can produce a result which we can use, called a </text:span><text:span text:style-name="T3">return value</text:span></text:p>
                <text:p><text:span text:style-name="T1">We would declare a function that returns an integer like this :-</text:span></text:p>
                <text:p><text:span text:style-name="T2"/></text:p>
                <text:p><text:span text:style-name="T2">int firstFunction() {</text:span></text:p>
                <text:list>
                  <text:list-header>
                    <text:p><text:span text:style-name="T2">return 42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The 'int' keyword shows that the function returns an integer value</text:span></text:p>
              </text:list-item>
              <text:list-item>
                <text:p><text:span text:style-name="T1">The return statement determines the value that the function returns</text:span></text:p>
              </text:list-item>
              <text:list-item>
                <text:p><text:span text:style-name="T1">What does this function return?</text:span></text:p>
              </text:list-item>
            </text:list>
          </draw:text-box>
        </draw:frame>
        <draw:custom-shape draw:style-name="gr2" draw:text-style-name="P2" draw:layer="layout" svg:width="9.839cm" svg:height="4.4cm" svg:x="17.2cm" svg:y="9.8cm">
          <text:p text:style-name="P2">Shows that the function</text:p>
          <text:p text:style-name="P2">returns an int</text:p>
          <draw:enhanced-geometry svg:viewBox="0 0 21600 21600" draw:text-areas="800 800 20800 20800" draw:type="round-rectangular-callout" draw:modifiers="-25909.0243902439 2694.47852760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demo of return type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1">A demonstration :-</text:span></text:p>
                <text:p><text:span text:style-name="T1"/></text:p>
                <text:p><text:span text:style-name="T2">#include&lt;stdio.h&gt;</text:span></text:p>
                <text:p><text:span text:style-name="T1"/></text:p>
                <text:p><text:span text:style-name="T2">int firstFunction() {</text:span></text:p>
                <text:list>
                  <text:list-header>
                    <text:p><text:span text:style-name="T2">return 42;</text:span></text:p>
                    <text:p><text:span text:style-name="T2">}</text:span></text:p>
                    <text:p><text:span text:style-name="T2"/></text:p>
                  </text:list-header>
                </text:list>
              </text:list-header>
            </text:list>
            <text:p><text:span text:style-name="T2"><text:s/></text:span><text:span text:style-name="T2"><text:tab/></text:span><text:span text:style-name="T2">main() {</text:span></text:p>
            <text:p><text:span text:style-name="T2"><text:s/></text:span><text:span text:style-name="T2"><text:tab/></text:span><text:span text:style-name="T2"><text:tab/></text:span><text:span text:style-name="T2"><text:tab/></text:span><text:span text:style-name="T2"> <text:s text:c="4"/></text:span><text:span text:style-name="T2">printf(“firstFunction returns %d\n”, firstFunction());</text:span></text:p>
            <text:p><text:span text:style-name="T2"><text:s/></text:span><text:span text:style-name="T2"><text:tab/></text:span><text:span text:style-name="T2"><text:tab/></text:span><text:span text:style-name="T2"> <text:s text:c="4"/></text:span><text:span text:style-name="T2">return</text:span></text:p>
            <text:p><text:span text:style-name="T2"><text:s/></text:span><text:span text:style-name="T2"><text:tab/></text:span><text:span text:style-name="T2"><text:tab/></text:span><text:span text:style-name="T2"> <text:s text:c="4"/></text:span><text:span text:style-name="T2">}</text:span></text:p>
            <text:p><text:span text:style-name="T2"/></text:p>
            <text:p><text:span text:style-name="T2">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Functions – Argument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">C functions can accept </text:span><text:span text:style-name="T3">arguments</text:span><text:span text:style-name="T9">, so we can pass data to them</text:span></text:p>
                <text:p><text:span text:style-name="T1">We would declare a function that accepts an integer and returns an integer like this :-</text:span></text:p>
                <text:p><text:span text:style-name="T2"/></text:p>
                <text:p><text:span text:style-name="T2">int twoTimes(int anArgument) {</text:span></text:p>
                <text:list>
                  <text:list-header>
                    <text:p><text:span text:style-name="T2">return (anArgument * 2)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  <text:list-item>
                <text:p><text:span text:style-name="T1">The function returns its argument, doubled</text:span></text:p>
              </text:list-item>
            </text:list>
          </draw:text-box>
        </draw:frame>
        <draw:custom-shape draw:style-name="gr2" draw:text-style-name="P2" draw:layer="layout" svg:width="9.2cm" svg:height="5cm" svg:x="18cm" svg:y="9.2cm">
          <text:p text:style-name="P2"><text:span text:style-name="T1">The int keyword here </text:span></text:p>
          <text:p text:style-name="P2"><text:span text:style-name="T1">shows that the</text:span></text:p>
          <text:p text:style-name="P2"><text:span text:style-name="T1">argument is an</text:span></text:p>
          <text:p text:style-name="P2"><text:span text:style-name="T1">integer</text:span></text:p>
          <draw:enhanced-geometry svg:viewBox="0 0 21600 21600" draw:text-areas="800 800 20800 20800" draw:type="round-rectangular-callout" draw:modifiers="-19001.2389957613 7342.53149370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demo of argument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">C functions can accept </text:span><text:span text:style-name="T3">arguments</text:span><text:span text:style-name="T9">, so we can pass data to them</text:span></text:p>
                <text:p><text:span text:style-name="T1">We would declare a function that accepts an integer and returns an integer like this :-</text:span></text:p>
                <text:p><text:span text:style-name="T2"/></text:p>
                <text:p><text:span text:style-name="T2">int twoTimes(int anArgument) {</text:span></text:p>
                <text:list>
                  <text:list-header>
                    <text:p><text:span text:style-name="T2">return (anArgument * 2)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  <text:list-item>
                <text:p><text:span text:style-name="T1">The function returns its argument, doubled</text:span></text:p>
              </text:list-item>
            </text:list>
          </draw:text-box>
        </draw:frame>
        <draw:custom-shape draw:style-name="gr2" draw:text-style-name="P2" draw:layer="layout" svg:width="9.2cm" svg:height="5cm" svg:x="18cm" svg:y="9.2cm">
          <text:p text:style-name="P2"><text:span text:style-name="T1">The int keyword here </text:span></text:p>
          <text:p text:style-name="P2"><text:span text:style-name="T1">shows that the</text:span></text:p>
          <text:p text:style-name="P2"><text:span text:style-name="T1">argument is an</text:span></text:p>
          <text:p text:style-name="P2"><text:span text:style-name="T1">integer</text:span></text:p>
          <draw:enhanced-geometry svg:viewBox="0 0 21600 21600" draw:text-areas="800 800 20800 20800" draw:type="round-rectangular-callout" draw:modifiers="-19001.2389957613 7342.53149370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Addition Function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Example – an addition function for integers.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int tempAnswer;</text:span></text:p>
                    <text:p><text:span text:style-name="T2">tempAnswer = firstInt + secondInt;</text:span></text:p>
                    <text:p><text:span text:style-name="T2">return tempAnswer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>this can be shortened to :-</text:span><text:span text:style-name="T2"> 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  <text:p><text:span text:style-name="T2"/></text:p>
                  </text:list-header>
                </text:list>
              </text:list-header>
              <text:list-item>
                <text:p><text:span text:style-name="T1">C Allows a very terse style of programming with many shortcuts, however it can make code hard to follow.</text:span></text:p>
              </text:list-item>
              <text:list-item>
                <text:p><text:span text:style-name="T1">Knuth's advice – don't optimize early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7.4cm" svg:height="5.2cm" svg:x="19.8cm" svg:y="8.8cm">
          <text:p text:style-name="P2">Here, <text:span text:style-name="T7">answer</text:span> is</text:p>
          <text:p text:style-name="P2">being used as a </text:p>
          <text:p text:style-name="P2"><text:span text:style-name="T4">temporary</text:span></text:p>
          <text:p text:style-name="P2"><text:span text:style-name="T4">variable</text:span></text:p>
          <draw:enhanced-geometry svg:viewBox="0 0 21600 21600" draw:text-areas="800 800 20800 20800" draw:type="round-rectangular-callout" draw:modifiers="-35261.6132955006 3272.60142280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urning nothing - void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A function can explicitly return nothing, we declare it as a void type :-</text:span></text:p>
                <text:p><text:span text:style-name="T2"/></text:p>
                <text:p><text:span text:style-name="T2">void aFunctionThatReturnsNothing() {</text:span></text:p>
                <text:list>
                  <text:list-header>
                    <text:p><text:span text:style-name="T2">doSomeThing();</text:span></text:p>
                    <text:p><text:span text:style-name="T2">return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>A function that accepts no arguments can be declared : -</text:span></text:p>
                <text:p><text:span text:style-name="T2"/></text:p>
                <text:p><text:span text:style-name="T2">int addTwoNumbers(void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  <text:p><text:span text:style-name="T2"/></text:p>
                  </text:list-header>
                </text:list>
              </text:list-header>
              <text:list-item>
                <text:p><text:span text:style-name="T1"/></text:p>
                <text:p><text:span text:style-name="T2"/></text:p>
                <text:p><text:span text:style-name="T2"/></text:p>
                <text:p><text:span text:style-name="T2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what about main()?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You may have realised that we left out some detail of main(). <text:s/>We missed out a return type and argument!</text:span></text:p>
              </text:list-item>
              <text:list-item>
                <text:p><text:span text:style-name="T1">We said :-</text:span></text:p>
                <text:p><text:span text:style-name="T1"/></text:p>
                <text:p><text:span text:style-name="T2">main() {</text:span></text:p>
                <text:list>
                  <text:list-header>
                    <text:p><text:span text:style-name="T2">doSomeThing();</text:span></text:p>
                    <text:p><text:span text:style-name="T2">return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In reality, it should be :-</text:span></text:p>
                <text:p><text:span text:style-name="T2"/></text:p>
                <text:p><text:span text:style-name="T2">int main(int argc, char *argv[]) {</text:span></text:p>
                <text:list>
                  <text:list-header>
                    <text:p><text:span text:style-name="T2">doSomeThing();</text:span></text:p>
                    <text:p><text:span text:style-name="T2">return anErrorCode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argc is the count of arguments.</text:span></text:p>
              </text:list-item>
              <text:list-item>
                <text:p><text:span text:style-name="T1">char * argv[] is a pointer to an array of strings</text:span></text:p>
              </text:list-item>
              <text:list-item>
                <text:p><text:span text:style-name="T1">main() returns a status code, so it can tell the OS whether any errors were encountered. <text:s/>Zero means success, -1 means a general error. <text:s/>See errno.h</text:span></text:p>
              </text:list-item>
              <text:list-item>
                <text:p><text:span text:style-name="T1">C allows us to miss out a function return type, it assumes int.</text:span></text:p>
              </text:list-item>
              <text:list-item>
                <text:p><text:span text:style-name="T1">It also allows us to leave out the arguments, it assumes none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– signatures &amp;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In the function below, its signature is determined by its name, its return type, and the types and number of its arguments:</text:span></text:p>
                <text:p><text:span text:style-name="T2"/></text:p>
                <text:p><text:span text:style-name="T2">int addTwoNumbers(int firstNum, int secondNum) {</text:span></text:p>
                <text:list>
                  <text:list-header>
                    <text:p><text:span text:style-name="T2">int answer;</text:span></text:p>
                    <text:p><text:span text:style-name="T2">answer = firstNum + secondNum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We can have another function, with the </text:span><text:span text:style-name="T8">same name</text:span><text:span text:style-name="T1">, that has a </text:span><text:span text:style-name="T3">different signature</text:span><text:span text:style-name="T1"> :-</text:span><text:span text:style-name="T2"> </text:span></text:p>
                <text:p><text:span text:style-name="T2"/></text:p>
                <text:p><text:span text:style-name="T2">double addTwoNumbers(double firstNum, double secondNum) {</text:span></text:p>
                <text:list>
                  <text:list-header>
                    <text:p><text:span text:style-name="T2">return firstNum + secondNum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-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Overloading is useful, as you can have a raft of functions, all with the same name (in this case “add”), which all do the same thing but to different data types.</text:span></text:p>
              </text:list-item>
              <text:list-item>
                <text:p><text:span text:style-name="T9">The compiler selects the function that is needed, based on the types of the arguments</text:span></text:p>
              </text:list-item>
              <text:list-item>
                <text:p><text:span text:style-name="T9">So if we said :</text:span></text:p>
              </text:list-item>
            </text:list>
            <text:p><text:span text:style-name="T10">double a = 2.2;</text:span></text:p>
            <text:p><text:span text:style-name="T10">double b = -1.3;</text:span></text:p>
            <text:p><text:span text:style-name="T10">double answer =addTwoNumbers(a, b);</text:span></text:p>
            <text:list text:continue-numbering="true" text:style-name="L2">
              <text:list-item>
                <text:p><text:span text:style-name="T9">The compiler will use the correct function, based of the fact that both arguments are doubles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Functions can take any number of arguments, even a variable number (using a special mechanism).</text:span></text:p>
              </text:list-item>
              <text:list-item>
                <text:p><text:span text:style-name="T1">Functions usually return just a single piece of data.</text:span></text:p>
              </text:list-item>
              <text:list-item>
                <text:p><text:span text:style-name="T1">Return values are often used to indicate whether something was successful or not.</text:span></text:p>
              </text:list-item>
              <text:list-item>
                <text:p><text:span text:style-name="T1">If you want to return several kinds of information from a function, there are a couple of ways to do it:-</text:span></text:p>
                <text:list>
                  <text:list-item>
                    <text:p><text:span text:style-name="T1">Create a special compound data type, and make your function return it.</text:span></text:p>
                  </text:list-item>
                  <text:list-item>
                    <text:p><text:span text:style-name="T1">Allow the function to modify its arguments.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with two functions:-</text:span></text:p>
              </text:list-item>
              <text:list-item>
                <text:p><text:span text:style-name="T1">First one – to convert a Celcius temperature to a Fahreheit one.</text:span></text:p>
              </text:list-item>
              <text:list-item>
                <text:p><text:span text:style-name="T1">Second one – to convert Fahrenheit to Celcius</text:span></text:p>
              </text:list-item>
              <text:list-item>
                <text:p><text:span text:style-name="T1">In the main() method, demonstrate that both work correctly:</text:span></text:p>
                <text:list>
                  <text:list-item>
                    <text:p><text:span text:style-name="T1">choose a `C temperature (any one)</text:span></text:p>
                  </text:list-item>
                  <text:list-item>
                    <text:p><text:span text:style-name="T1"><text:s/></text:span><text:span text:style-name="T1">by printing that `C temp and its equivalent `F temp</text:span></text:p>
                    <text:p><text:span text:style-name="T1"/></text:p>
                  </text:list-item>
                  <text:list-item>
                    <text:p><text:span text:style-name="T1">choose a `F temperature (any one)</text:span></text:p>
                  </text:list-item>
                  <text:list-item>
                    <text:p><text:span text:style-name="T1">And printing that `F temp and its equivalent `C temp</text:span></text:p>
                    <text:p><text:span text:style-name="T1"/></text:p>
                  </text:list-item>
                </text:list>
              </text:list-item>
              <text:list-item>
                <text:p><text:span text:style-name="T1">Consider: names, signature, type of maths to us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d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5-12-13T09:09:00</meta:creation-date>
    <dc:date>2016-09-19T16:59:00.545324965</dc:date>
    <dc:creator>Mark Woodrow</dc:creator>
    <meta:editing-duration>PT17H11M11S</meta:editing-duration>
    <meta:editing-cycles>19</meta:editing-cycles>
    <meta:generator>LibreOffice/4.2.8.2$Linux_x86 LibreOffice_project/420m0$Build-2</meta:generator>
    <meta:document-statistic meta:object-count="161"/>
  </office:meta>
</office:document-meta>
</file>